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bdbdbd" loext:opacity="100%" style:font-name="Liberation Serif" fo:font-size="12pt" fo:font-weight="normal" officeooo:rsid="00072c28" officeooo:paragraph-rsid="00072c28" fo:background-color="#15141b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line-height-at-least="0.402cm"/>
      <style:text-properties fo:color="#bdbdbd" loext:opacity="100%" style:font-name="Liberation Serif" fo:font-size="12pt" fo:font-weight="normal" fo:background-color="#15141b" style:font-size-asian="12pt" style:font-size-complex="12pt"/>
    </style:style>
    <style:style style:name="P3" style:family="paragraph" style:parent-style-name="Standard">
      <style:paragraph-properties style:line-height-at-least="0.402cm"/>
      <style:text-properties fo:color="#bdbdbd" loext:opacity="100%" style:font-name="Liberation Serif" fo:font-size="12pt" fo:background-color="#15141b" style:font-size-asian="12pt" style:font-size-complex="12pt"/>
    </style:style>
    <style:style style:name="P4" style:family="paragraph" style:parent-style-name="Subtitle">
      <style:text-properties officeooo:rsid="00072c28" officeooo:paragraph-rsid="00072c28"/>
    </style:style>
    <style:style style:name="P5" style:family="paragraph" style:parent-style-name="Text_20_body">
      <style:text-properties officeooo:rsid="00072c28" officeooo:paragraph-rsid="00072c28"/>
    </style:style>
    <style:style style:name="P6" style:family="paragraph" style:parent-style-name="Title">
      <style:text-properties officeooo:rsid="00072c28" officeooo:paragraph-rsid="00072c28"/>
    </style:style>
    <style:style style:name="P7" style:family="paragraph" style:parent-style-name="Text_20_body">
      <style:text-properties fo:font-size="15pt" fo:font-weight="bold" officeooo:rsid="00072c28" officeooo:paragraph-rsid="00072c28" style:font-size-asian="13.1000003814697pt" style:font-weight-asian="bold" style:font-size-complex="15pt" style:font-weight-complex="bold"/>
    </style:style>
    <style:style style:name="P8" style:family="paragraph" style:parent-style-name="Text_20_body">
      <style:text-properties style:font-name="Liberation Serif" fo:font-size="15pt" fo:font-weight="bold" officeooo:rsid="00072c28" officeooo:paragraph-rsid="00072c28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bdbdbd" loext:opacity="100%" style:font-name="Liberation Serif" fo:font-size="15pt" fo:font-weight="normal" officeooo:rsid="00075ee1" officeooo:paragraph-rsid="00075ee1" fo:background-color="#15141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bdbdbd" loext:opacity="100%" style:font-name="Liberation Serif" fo:font-size="15pt" fo:font-weight="normal" officeooo:rsid="000a67e5" officeooo:paragraph-rsid="000a67e5" fo:background-color="#15141b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bdbdbd" loext:opacity="100%" style:font-name="Liberation Serif" fo:font-size="15pt" fo:font-weight="normal" officeooo:rsid="000aa4d6" officeooo:paragraph-rsid="000aa4d6" fo:background-color="#15141b" style:font-size-asian="15pt" style:font-weight-asian="bold" style:font-size-complex="15pt" style:font-weight-complex="bold"/>
    </style:style>
    <style:style style:name="P12" style:family="paragraph" style:parent-style-name="Standard">
      <style:paragraph-properties style:line-height-at-least="0.402cm" fo:text-align="start" style:justify-single-word="false"/>
      <style:text-properties fo:color="#bdbdbd" loext:opacity="100%" style:font-name="Liberation Serif" fo:font-size="15pt" fo:font-weight="normal" officeooo:rsid="000aa4d6" officeooo:paragraph-rsid="000aa4d6" fo:background-color="#15141b" style:font-size-asian="15pt" style:font-weight-asian="bold" style:font-size-complex="15pt" style:font-weight-complex="bold"/>
    </style:style>
    <style:style style:name="P13" style:family="paragraph" style:parent-style-name="Standard">
      <style:paragraph-properties style:line-height-at-least="0.402cm"/>
      <style:text-properties fo:color="#bdbdbd" loext:opacity="100%" style:font-name="Liberation Serif" fo:font-size="15pt" fo:font-weight="normal" fo:background-color="#15141b" style:font-size-asian="15pt" style:font-size-complex="15pt"/>
    </style:style>
    <style:style style:name="P14" style:family="paragraph" style:parent-style-name="Standard">
      <style:paragraph-properties style:line-height-at-least="0.402cm" fo:text-align="center" style:justify-single-word="false"/>
      <style:text-properties fo:color="#bdbdbd" loext:opacity="100%" style:font-name="Liberation Serif" fo:font-size="15pt" fo:font-weight="normal" officeooo:rsid="000aa4d6" officeooo:paragraph-rsid="000aa4d6" fo:background-color="#15141b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style:line-height-at-least="0.402cm"/>
      <style:text-properties fo:color="#bdbdbd" loext:opacity="100%" style:font-name="Liberation Serif" fo:font-size="15pt" fo:background-color="#15141b" style:font-size-asian="15pt" style:font-size-complex="15pt"/>
    </style:style>
    <style:style style:name="P16" style:family="paragraph" style:parent-style-name="Standard">
      <style:paragraph-properties style:line-height-at-least="0.402cm" fo:text-align="start" style:justify-single-word="false"/>
      <style:text-properties fo:color="#bdbdbd" loext:opacity="100%" style:font-name="Liberation Serif" fo:font-size="15pt" fo:font-weight="bold" officeooo:rsid="000aa4d6" officeooo:paragraph-rsid="000aa4d6" fo:background-color="#15141b" style:font-size-asian="15pt" style:font-weight-asian="bold" style:font-size-complex="15pt" style:font-weight-complex="bold"/>
    </style:style>
    <style:style style:name="P17" style:family="paragraph" style:parent-style-name="Standard">
      <style:paragraph-properties style:line-height-at-least="0.402cm"/>
      <style:text-properties style:font-name="Liberation Serif" fo:font-size="15pt" style:font-size-asian="15pt" style:font-size-complex="15pt"/>
    </style:style>
    <style:style style:name="P18" style:family="paragraph" style:parent-style-name="Text_20_body">
      <style:text-properties fo:font-size="15pt" fo:font-weight="bold" officeooo:rsid="00072c28" officeooo:paragraph-rsid="00072c28" style:font-size-asian="13.1000003814697pt" style:font-weight-asian="bold" style:font-size-complex="15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5pt" fo:font-weight="bold" officeooo:rsid="00075ee1" officeooo:paragraph-rsid="00075ee1" style:font-size-asian="13.1000003814697pt" style:font-weight-asian="bold" style:font-size-complex="15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5pt" fo:font-weight="bold" officeooo:rsid="00075ee1" officeooo:paragraph-rsid="00075ee1" style:font-size-asian="13.1000003814697pt" style:font-weight-asian="bold" style:font-size-complex="15pt" style:font-weight-complex="bold"/>
    </style:style>
    <style:style style:name="P21" style:family="paragraph" style:parent-style-name="Text_20_body">
      <style:text-properties fo:font-size="15pt" fo:font-weight="bold" officeooo:rsid="000937d1" officeooo:paragraph-rsid="000937d1" style:font-size-asian="13.1000003814697pt" style:font-weight-asian="bold" style:font-size-complex="15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5pt" fo:font-weight="bold" officeooo:rsid="000a67e5" officeooo:paragraph-rsid="000a67e5" style:font-size-asian="13.1000003814697pt" style:font-weight-asian="bold" style:font-size-complex="15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5pt" fo:font-weight="bold" officeooo:rsid="000a67e5" officeooo:paragraph-rsid="000a67e5" style:font-size-asian="13.1000003814697pt" style:font-weight-asian="bold" style:font-size-complex="15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5pt" fo:font-weight="bold" officeooo:rsid="000a67e5" officeooo:paragraph-rsid="000a67e5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Liberation Serif" fo:font-size="15pt" fo:font-weight="bold" officeooo:rsid="000aa4d6" officeooo:paragraph-rsid="000a67e5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erif" fo:font-size="15pt" fo:font-weight="bold" officeooo:rsid="000aa4d6" officeooo:paragraph-rsid="000aa4d6" style:font-size-asian="15pt" style:font-weight-asian="bold" style:font-size-complex="15pt" style:font-weight-complex="bold"/>
    </style:style>
    <style:style style:name="T1" style:family="text">
      <style:text-properties fo:color="#8464c6" loext:opacity="100%"/>
    </style:style>
    <style:style style:name="T2" style:family="text">
      <style:text-properties fo:color="#8464c6" loext:opacity="100%" style:font-name="Consolas" fo:font-size="8.39999961853027pt" fo:font-weight="normal"/>
    </style:style>
    <style:style style:name="T3" style:family="text">
      <style:text-properties fo:color="#8464c6" loext:opacity="100%" fo:font-size="8.39999961853027pt" fo:font-weight="normal"/>
    </style:style>
    <style:style style:name="T4" style:family="text">
      <style:text-properties fo:color="#8464c6" loext:opacity="100%" fo:font-weight="normal"/>
    </style:style>
    <style:style style:name="T5" style:family="text">
      <style:text-properties fo:color="#c17ac8" loext:opacity="100%"/>
    </style:style>
    <style:style style:name="T6" style:family="text">
      <style:text-properties fo:color="#c17ac8" loext:opacity="100%" style:font-name="Consolas" fo:font-size="8.39999961853027pt" fo:font-weight="normal"/>
    </style:style>
    <style:style style:name="T7" style:family="text">
      <style:text-properties fo:color="#c17ac8" loext:opacity="100%" fo:font-size="8.39999961853027pt" fo:font-weight="normal"/>
    </style:style>
    <style:style style:name="T8" style:family="text">
      <style:text-properties fo:color="#c17ac8" loext:opacity="100%" fo:font-weight="normal"/>
    </style:style>
    <style:style style:name="T9" style:family="text">
      <style:text-properties fo:color="#54c59f" loext:opacity="100%"/>
    </style:style>
    <style:style style:name="T10" style:family="text">
      <style:text-properties fo:color="#54c59f" loext:opacity="100%" style:font-name="Consolas" fo:font-size="8.39999961853027pt" fo:font-weight="normal"/>
    </style:style>
    <style:style style:name="T11" style:family="text">
      <style:text-properties fo:color="#54c59f" loext:opacity="100%" fo:font-size="8.39999961853027pt" fo:font-weight="normal"/>
    </style:style>
    <style:style style:name="T12" style:family="text">
      <style:text-properties fo:color="#54c59f" loext:opacity="100%" fo:font-weight="normal"/>
    </style:style>
    <style:style style:name="T13" style:family="text">
      <style:text-properties fo:font-weight="normal"/>
    </style:style>
    <style:style style:name="T14" style:family="text">
      <style:text-properties style:font-name="Consolas" fo:font-size="8.39999961853027pt" fo:font-weight="normal"/>
    </style:style>
    <style:style style:name="T15" style:family="text">
      <style:text-properties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practico2</text:p>
      <text:p text:style-name="P5"/>
      <text:p text:style-name="P4">Ejercicio 2</text:p>
      <text:p text:style-name="P5"/>
      <text:p text:style-name="P21">XML</text:p>
      <text:p text:style-name="P1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2">&lt;?<text:span text:style-name="T1">xml-stylesheet</text:span><text:span text:style-name="T5"> type</text:span>=<text:span text:style-name="T9">"text/xsl"</text:span><text:span text:style-name="T5"> href</text:span>=<text:span text:style-name="T9">"discos.xsl"</text:span>?&gt;</text:p>
      <text:p text:style-name="P2">&lt;<text:span text:style-name="T1">catalogo</text:span>&gt;</text:p>
      <text:p text:style-name="P3">    <text:span text:style-name="T13">&lt;</text:span><text:span text:style-name="T4">disco</text:span><text:span text:style-name="T13">&gt;</text:span></text:p>
      <text:p text:style-name="P3">        <text:span text:style-name="T13">&lt;</text:span><text:span text:style-name="T4">titulo</text:span><text:span text:style-name="T13">&gt;me va la vida&lt;/</text:span><text:span text:style-name="T4">titulo</text:span><text:span text:style-name="T13">&gt;</text:span></text:p>
      <text:p text:style-name="P3">        <text:span text:style-name="T13">&lt;</text:span><text:span text:style-name="T4">artista</text:span><text:span text:style-name="T13">&gt;julio iglesias&lt;/</text:span><text:span text:style-name="T4">artista</text:span><text:span text:style-name="T13">&gt;</text:span></text:p>
      <text:p text:style-name="P3">        <text:span text:style-name="T13">&lt;</text:span><text:span text:style-name="T4">pais</text:span><text:span text:style-name="T13">&gt;espana&lt;/</text:span><text:span text:style-name="T4">pais</text:span><text:span text:style-name="T13">&gt;</text:span></text:p>
      <text:p text:style-name="P3">        <text:span text:style-name="T13">&lt;</text:span><text:span text:style-name="T4">compania</text:span><text:span text:style-name="T13">&gt;kamaleon&lt;/</text:span><text:span text:style-name="T4">compania</text:span><text:span text:style-name="T13">&gt;</text:span></text:p>
      <text:p text:style-name="P3">        <text:span text:style-name="T13">&lt;</text:span><text:span text:style-name="T4">precio</text:span><text:span text:style-name="T13">&gt;9.80&lt;/</text:span><text:span text:style-name="T4">precio</text:span><text:span text:style-name="T13">&gt;</text:span></text:p>
      <text:p text:style-name="P3">        <text:span text:style-name="T13">&lt;</text:span><text:span text:style-name="T4">anio</text:span><text:span text:style-name="T13">&gt;1985&lt;/</text:span><text:span text:style-name="T4">anio</text:span><text:span text:style-name="T13">&gt;</text:span></text:p>
      <text:p text:style-name="P3">    <text:span text:style-name="T13">&lt;/</text:span><text:span text:style-name="T4">disco</text:span><text:span text:style-name="T13">&gt;</text:span></text:p>
      <text:p text:style-name="P3">    <text:span text:style-name="T13">&lt;</text:span><text:span text:style-name="T4">disco</text:span><text:span text:style-name="T13">&gt;</text:span></text:p>
      <text:p text:style-name="P3">        <text:span text:style-name="T13">&lt;</text:span><text:span text:style-name="T4">titulo</text:span><text:span text:style-name="T13">&gt;grandes exitos&lt;/</text:span><text:span text:style-name="T4">titulo</text:span><text:span text:style-name="T13">&gt;</text:span></text:p>
      <text:p text:style-name="P3">        <text:span text:style-name="T13">&lt;</text:span><text:span text:style-name="T4">artista</text:span><text:span text:style-name="T13">&gt;un punguino en mi ascensor&lt;/</text:span><text:span text:style-name="T4">artista</text:span><text:span text:style-name="T13">&gt;</text:span></text:p>
      <text:p text:style-name="P3">        <text:span text:style-name="T13">&lt;</text:span><text:span text:style-name="T4">pais</text:span><text:span text:style-name="T13">&gt;portugal&lt;/</text:span><text:span text:style-name="T4">pais</text:span><text:span text:style-name="T13">&gt;</text:span></text:p>
      <text:p text:style-name="P3">        <text:span text:style-name="T13">&lt;</text:span><text:span text:style-name="T4">compania</text:span><text:span text:style-name="T13">&gt;pingu-records&lt;/</text:span><text:span text:style-name="T4">compania</text:span><text:span text:style-name="T13">&gt;</text:span></text:p>
      <text:p text:style-name="P3">        <text:span text:style-name="T13">&lt;</text:span><text:span text:style-name="T4">precio</text:span><text:span text:style-name="T13">&gt;14.80&lt;/</text:span><text:span text:style-name="T4">precio</text:span><text:span text:style-name="T13">&gt;</text:span></text:p>
      <text:p text:style-name="P3">        <text:span text:style-name="T13">&lt;</text:span><text:span text:style-name="T4">anio</text:span><text:span text:style-name="T13">&gt;1992&lt;/</text:span><text:span text:style-name="T4">anio</text:span><text:span text:style-name="T13">&gt;</text:span></text:p>
      <text:p text:style-name="P3">    <text:span text:style-name="T13">&lt;/</text:span><text:span text:style-name="T4">disco</text:span><text:span text:style-name="T13">&gt;</text:span></text:p>
      <text:p text:style-name="P3">    <text:span text:style-name="T13">&lt;</text:span><text:span text:style-name="T4">disco</text:span><text:span text:style-name="T13">&gt;</text:span></text:p>
      <text:p text:style-name="P3">        <text:span text:style-name="T13">&lt;</text:span><text:span text:style-name="T4">titulo</text:span><text:span text:style-name="T13">&gt;unchain my heart&lt;/</text:span><text:span text:style-name="T4">titulo</text:span><text:span text:style-name="T13">&gt;</text:span></text:p>
      <text:p text:style-name="P3">        <text:span text:style-name="T13">&lt;</text:span><text:span text:style-name="T4">artista</text:span><text:span text:style-name="T13">&gt;joe cocker&lt;/</text:span><text:span text:style-name="T4">artista</text:span><text:span text:style-name="T13">&gt;</text:span></text:p>
      <text:p text:style-name="P3">        <text:span text:style-name="T13">&lt;</text:span><text:span text:style-name="T4">pais</text:span><text:span text:style-name="T13">&gt;usa&lt;/</text:span><text:span text:style-name="T4">pais</text:span><text:span text:style-name="T13">&gt;</text:span></text:p>
      <text:p text:style-name="P3">        <text:span text:style-name="T13">&lt;</text:span><text:span text:style-name="T4">compania</text:span><text:span text:style-name="T13">&gt;emi&lt;/</text:span><text:span text:style-name="T4">compania</text:span><text:span text:style-name="T13">&gt;</text:span></text:p>
      <text:p text:style-name="P3">        <text:span text:style-name="T13">&lt;</text:span><text:span text:style-name="T4">precio</text:span><text:span text:style-name="T13">&gt;9.20&lt;/</text:span><text:span text:style-name="T4">precio</text:span><text:span text:style-name="T13">&gt;</text:span></text:p>
      <text:p text:style-name="P3">        <text:span text:style-name="T13">&lt;</text:span><text:span text:style-name="T4">anio</text:span><text:span text:style-name="T13">&gt;1987&lt;/</text:span><text:span text:style-name="T4">anio</text:span><text:span text:style-name="T13">&gt;</text:span></text:p>
      <text:p text:style-name="P3">    <text:span text:style-name="T13">&lt;/</text:span><text:span text:style-name="T4">disco</text:span><text:span text:style-name="T13">&gt;</text:span></text:p>
      <text:p text:style-name="P2">&lt;/<text:span text:style-name="T1">catalogo</text:span>&gt;</text:p>
      <text:p text:style-name="P8"/>
      <text:p text:style-name="P7">XSL</text:p>
      <text:p text:style-name="P1">&lt;?<text:span text:style-name="T1">xml</text:span><text:span text:style-name="T5"> version</text:span>=<text:span text:style-name="T9">"1.0"</text:span>?&gt;</text:p>
      <text:p text:style-name="P2">&lt;<text:span text:style-name="T1">xsl</text:span><text:span text:style-name="T5">:</text:span><text:span text:style-name="T1">stylesheet</text:span> <text:span text:style-name="T5">version</text:span>=<text:span text:style-name="T9">"1.1"</text:span></text:p>
      <text:p text:style-name="P2"><text:span text:style-name="T5">xmlns:xsl</text:span>=<text:span text:style-name="T9">"http://www.w3.org/1999/XSL/Transform"</text:span>&gt;</text:p>
      <text:p text:style-name="P2">&lt;<text:span text:style-name="T1">xsl</text:span><text:span text:style-name="T5">:</text:span><text:span text:style-name="T1">template</text:span> <text:span text:style-name="T5">match</text:span>=<text:span text:style-name="T9">"/"</text:span>&gt;</text:p>
      <text:p text:style-name="P2">&lt;<text:span text:style-name="T1">html</text:span>&gt;</text:p>
      <text:p text:style-name="P3">    <text:span text:style-name="T13">&lt;</text:span><text:span text:style-name="T4">head</text:span><text:span text:style-name="T13">&gt;</text:span></text:p>
      <text:p text:style-name="P3">        <text:span text:style-name="T13">&lt;</text:span><text:span text:style-name="T4">title</text:span><text:span text:style-name="T13">&gt;Catalogo de Discos&lt;/</text:span><text:span text:style-name="T4">title</text:span><text:span text:style-name="T13">&gt;</text:span></text:p>
      <text:p text:style-name="P3">    <text:span text:style-name="T13">&lt;/</text:span><text:span text:style-name="T4">head</text:span><text:span text:style-name="T13">&gt;</text:span></text:p>
      <text:p text:style-name="P3">        <text:span text:style-name="T13">&lt;</text:span><text:span text:style-name="T4">body</text:span><text:span text:style-name="T13">&gt;</text:span></text:p>
      <text:p text:style-name="P3"><text:soft-page-break/>            <text:span text:style-name="T13">&lt;</text:span><text:span text:style-name="T4">h1</text:span><text:span text:style-name="T13">&gt;Catalogo de Discos&lt;/</text:span><text:span text:style-name="T4">h1</text:span><text:span text:style-name="T13">&gt;</text:span></text:p>
      <text:p text:style-name="P3">                <text:span text:style-name="T13">&lt;</text:span><text:span text:style-name="T4">table</text:span><text:span text:style-name="T13"> </text:span><text:span text:style-name="T8">border</text:span><text:span text:style-name="T13">=</text:span><text:span text:style-name="T12">"1"</text:span><text:span text:style-name="T13">&gt;</text:span></text:p>
      <text:p text:style-name="P3">                    <text:span text:style-name="T13">&lt;</text:span><text:span text:style-name="T4">xsl</text:span><text:span text:style-name="T8">:</text:span><text:span text:style-name="T4">for-each</text:span><text:span text:style-name="T13"> </text:span><text:span text:style-name="T8">select</text:span><text:span text:style-name="T13">=</text:span><text:span text:style-name="T12">"catalogo/disco"</text:span><text:span text:style-name="T13">&gt;</text:span></text:p>
      <text:p text:style-name="P3">                        <text:span text:style-name="T13">&lt;</text:span><text:span text:style-name="T4">tr</text:span><text:span text:style-name="T13">&gt;</text:span></text:p>
      <text:p text:style-name="P3">                            <text:span text:style-name="T13">&lt;</text:span><text:span text:style-name="T4">th</text:span><text:span text:style-name="T13">&gt;</text:span></text:p>
      <text:p text:style-name="P3">                        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title"</text:span><text:span text:style-name="T13">/&gt;</text:span></text:p>
      <text:p text:style-name="P3">                            <text:span text:style-name="T13">&lt;/</text:span><text:span text:style-name="T4">th</text:span><text:span text:style-name="T13">&gt;</text:span></text:p>
      <text:p text:style-name="P3">                            <text:span text:style-name="T13">&lt;</text:span><text:span text:style-name="T4">th</text:span><text:span text:style-name="T13">&gt;</text:span></text:p>
      <text:p text:style-name="P3">                        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artista"</text:span><text:span text:style-name="T13">/&gt;</text:span></text:p>
      <text:p text:style-name="P3">                            <text:span text:style-name="T13">&lt;/</text:span><text:span text:style-name="T4">th</text:span><text:span text:style-name="T13">&gt;</text:span></text:p>
      <text:p text:style-name="P3">                        <text:span text:style-name="T13">&lt;/</text:span><text:span text:style-name="T4">tr</text:span><text:span text:style-name="T13">&gt;</text:span></text:p>
      <text:p text:style-name="P3">                    <text:span text:style-name="T13">&lt;/</text:span><text:span text:style-name="T4">xsl</text:span><text:span text:style-name="T8">:</text:span><text:span text:style-name="T4">for-each</text:span><text:span text:style-name="T13">&gt;</text:span></text:p>
      <text:p text:style-name="P3">                <text:span text:style-name="T13">&lt;/</text:span><text:span text:style-name="T4">table</text:span><text:span text:style-name="T13">&gt;</text:span></text:p>
      <text:p text:style-name="P3">        <text:span text:style-name="T13">&lt;/</text:span><text:span text:style-name="T4">body</text:span><text:span text:style-name="T13">&gt;</text:span></text:p>
      <text:p text:style-name="P2">&lt;/<text:span text:style-name="T1">html</text:span>&gt;</text:p>
      <text:p text:style-name="P2">&lt;/<text:span text:style-name="T1">xsl</text:span><text:span text:style-name="T5">:</text:span><text:span text:style-name="T1">template</text:span>&gt;</text:p>
      <text:p text:style-name="P2">&lt;/<text:span text:style-name="T1">xsl</text:span><text:span text:style-name="T5">:</text:span><text:span text:style-name="T1">stylesheet</text:span>&gt;</text:p>
      <text:p text:style-name="P7"/>
      <text:p text:style-name="P19">Ejercicio 3</text:p>
      <text:p text:style-name="P19"/>
      <text:p text:style-name="P20">XSL</text:p>
      <text:p text:style-name="P9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13">&lt;<text:span text:style-name="T1">xsl</text:span><text:span text:style-name="T5">:</text:span><text:span text:style-name="T1">stylesheet</text:span> <text:span text:style-name="T5">version</text:span>=<text:span text:style-name="T9">"1.1"</text:span></text:p>
      <text:p text:style-name="P13"><text:span text:style-name="T5">xmlns:xsl</text:span>=<text:span text:style-name="T9">"http://www.w3.org/1999/XSL/Transform"</text:span>&gt;</text:p>
      <text:p text:style-name="P13">&lt;<text:span text:style-name="T1">xsl</text:span><text:span text:style-name="T5">:</text:span><text:span text:style-name="T1">template</text:span> <text:span text:style-name="T5">match</text:span>=<text:span text:style-name="T9">"/"</text:span>&gt;</text:p>
      <text:p text:style-name="P13">&lt;<text:span text:style-name="T1">html</text:span>&gt;</text:p>
      <text:p text:style-name="P13">&lt;<text:span text:style-name="T1">head</text:span>&gt;</text:p>
      <text:p text:style-name="P13">&lt;<text:span text:style-name="T1">title</text:span>&gt;Ejemplo de transformación&lt;/<text:span text:style-name="T1">title</text:span>&gt;</text:p>
      <text:p text:style-name="P13">&lt;/<text:span text:style-name="T1">head</text:span>&gt;</text:p>
      <text:p text:style-name="P13">&lt;<text:span text:style-name="T1">body</text:span>&gt;</text:p>
      <text:p text:style-name="P15">    <text:span text:style-name="T13">&lt;</text:span><text:span text:style-name="T4">xsl</text:span><text:span text:style-name="T8">:</text:span><text:span text:style-name="T4">for-each</text:span><text:span text:style-name="T13"> </text:span><text:span text:style-name="T8">select</text:span><text:span text:style-name="T13">=</text:span><text:span text:style-name="T12">"catalogo/disco"</text:span><text:span text:style-name="T13">&gt;</text:span></text:p>
      <text:p text:style-name="P15">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."</text:span><text:span text:style-name="T13">/&gt;</text:span></text:p>
      <text:p text:style-name="P15">    <text:span text:style-name="T13">&lt;/</text:span><text:span text:style-name="T4">xsl</text:span><text:span text:style-name="T8">:</text:span><text:span text:style-name="T4">for-each</text:span><text:span text:style-name="T13">&gt;</text:span></text:p>
      <text:p text:style-name="P13">&lt;/<text:span text:style-name="T1">body</text:span>&gt;</text:p>
      <text:p text:style-name="P13">&lt;/<text:span text:style-name="T1">xsl</text:span><text:span text:style-name="T5">:</text:span><text:span text:style-name="T1">template</text:span>&gt;</text:p>
      <text:p text:style-name="P13">&lt;/<text:span text:style-name="T1">xsl</text:span><text:span text:style-name="T5">:</text:span><text:span text:style-name="T1">stylesheet</text:span>&gt;</text:p>
      <text:p text:style-name="P20"/>
      <text:p text:style-name="P22">Ejercicio 4</text:p>
      <text:p text:style-name="P22"/>
      <text:p text:style-name="P22"/>
      <text:p text:style-name="P22"/>
      <text:p text:style-name="P23"><text:soft-page-break/>XSL</text:p>
      <text:p text:style-name="P10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13">&lt;<text:span text:style-name="T1">xsl</text:span><text:span text:style-name="T5">:</text:span><text:span text:style-name="T1">stylesheet</text:span> <text:span text:style-name="T5">version</text:span>=<text:span text:style-name="T9">"1.1"</text:span></text:p>
      <text:p text:style-name="P13"><text:span text:style-name="T5">xmlns:xsl</text:span>=<text:span text:style-name="T9">"http://www.w3.org/1999/XSL/Transform"</text:span>&gt;</text:p>
      <text:p text:style-name="P13">&lt;<text:span text:style-name="T1">xsl</text:span><text:span text:style-name="T5">:</text:span><text:span text:style-name="T1">template</text:span> <text:span text:style-name="T5">match</text:span>=<text:span text:style-name="T9">"/"</text:span>&gt;</text:p>
      <text:p text:style-name="P13">&lt;<text:span text:style-name="T1">html</text:span>&gt;</text:p>
      <text:p text:style-name="P13">&lt;<text:span text:style-name="T1">head</text:span>&gt;</text:p>
      <text:p text:style-name="P13">&lt;<text:span text:style-name="T1">title</text:span>&gt;Ejemplo de transformación&lt;/<text:span text:style-name="T1">title</text:span>&gt;</text:p>
      <text:p text:style-name="P13">&lt;/<text:span text:style-name="T1">head</text:span>&gt;</text:p>
      <text:p text:style-name="P13">&lt;<text:span text:style-name="T1">body</text:span>&gt;</text:p>
      <text:p text:style-name="P15">    <text:span text:style-name="T13">&lt;</text:span><text:span text:style-name="T4">xsl</text:span><text:span text:style-name="T8">:</text:span><text:span text:style-name="T4">for-each</text:span><text:span text:style-name="T13"> </text:span><text:span text:style-name="T8">select</text:span><text:span text:style-name="T13">=</text:span><text:span text:style-name="T12">"catalogo/disco"</text:span><text:span text:style-name="T13">&gt;</text:span></text:p>
      <text:p text:style-name="P15">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sum(disco/precio)"</text:span><text:span text:style-name="T13">/&gt;</text:span></text:p>
      <text:p text:style-name="P15">    <text:span text:style-name="T13">&lt;/</text:span><text:span text:style-name="T4">xsl</text:span><text:span text:style-name="T8">:</text:span><text:span text:style-name="T4">for-each</text:span><text:span text:style-name="T13">&gt;</text:span></text:p>
      <text:p text:style-name="P13">&lt;/<text:span text:style-name="T1">body</text:span>&gt;</text:p>
      <text:p text:style-name="P13">&lt;/<text:span text:style-name="T1">xsl</text:span><text:span text:style-name="T5">:</text:span><text:span text:style-name="T1">template</text:span>&gt;</text:p>
      <text:p text:style-name="P13">&lt;/<text:span text:style-name="T1">xsl</text:span><text:span text:style-name="T5">:</text:span><text:span text:style-name="T1">stylesheet</text:span>&gt;</text:p>
      <text:p text:style-name="P24"/>
      <text:p text:style-name="P25">Ejercicio 5</text:p>
      <text:p text:style-name="P25"/>
      <text:p text:style-name="P26">XML</text:p>
      <text:p text:style-name="P11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13">&lt;?<text:span text:style-name="T1">xml-stylesheet</text:span><text:span text:style-name="T5"> type</text:span>=<text:span text:style-name="T9">"text/xsl"</text:span><text:span text:style-name="T5"> href</text:span>=<text:span text:style-name="T9">"discos.xsl"</text:span>?&gt;</text:p>
      <text:p text:style-name="P13">&lt;<text:span text:style-name="T1">catalogo</text:span>&gt;</text:p>
      <text:p text:style-name="P15">    <text:span text:style-name="T13">&lt;</text:span><text:span text:style-name="T4">disco</text:span><text:span text:style-name="T13">&gt;</text:span></text:p>
      <text:p text:style-name="P15">        <text:span text:style-name="T13">&lt;</text:span><text:span text:style-name="T4">titulo</text:span><text:span text:style-name="T13">&gt;me va la vida&lt;/</text:span><text:span text:style-name="T4">titulo</text:span><text:span text:style-name="T13">&gt;</text:span></text:p>
      <text:p text:style-name="P15">        <text:span text:style-name="T13">&lt;</text:span><text:span text:style-name="T4">artista</text:span><text:span text:style-name="T13">&gt;julio iglesias&lt;/</text:span><text:span text:style-name="T4">artista</text:span><text:span text:style-name="T13">&gt;</text:span></text:p>
      <text:p text:style-name="P15">        <text:span text:style-name="T13">&lt;</text:span><text:span text:style-name="T4">pais</text:span><text:span text:style-name="T13">&gt;espana&lt;/</text:span><text:span text:style-name="T4">pais</text:span><text:span text:style-name="T13">&gt;</text:span></text:p>
      <text:p text:style-name="P15">        <text:span text:style-name="T13">&lt;</text:span><text:span text:style-name="T4">compania</text:span><text:span text:style-name="T13">&gt;kamaleon&lt;/</text:span><text:span text:style-name="T4">compania</text:span><text:span text:style-name="T13">&gt;</text:span></text:p>
      <text:p text:style-name="P15">        <text:span text:style-name="T13">&lt;</text:span><text:span text:style-name="T4">precio</text:span><text:span text:style-name="T13">&gt;9.80&lt;/</text:span><text:span text:style-name="T4">precio</text:span><text:span text:style-name="T13">&gt;</text:span></text:p>
      <text:p text:style-name="P15">        <text:span text:style-name="T13">&lt;</text:span><text:span text:style-name="T4">anio</text:span><text:span text:style-name="T13">&gt;1985&lt;/</text:span><text:span text:style-name="T4">anio</text:span><text:span text:style-name="T13">&gt;</text:span></text:p>
      <text:p text:style-name="P15">    <text:span text:style-name="T13">&lt;/</text:span><text:span text:style-name="T4">disco</text:span><text:span text:style-name="T13">&gt;</text:span></text:p>
      <text:p text:style-name="P15">    <text:span text:style-name="T13">&lt;</text:span><text:span text:style-name="T4">disco</text:span><text:span text:style-name="T13">&gt;</text:span></text:p>
      <text:p text:style-name="P15">        <text:span text:style-name="T13">&lt;</text:span><text:span text:style-name="T4">titulo</text:span><text:span text:style-name="T13">&gt;grandes exitos&lt;/</text:span><text:span text:style-name="T4">titulo</text:span><text:span text:style-name="T13">&gt;</text:span></text:p>
      <text:p text:style-name="P15">        <text:span text:style-name="T13">&lt;</text:span><text:span text:style-name="T4">artista</text:span><text:span text:style-name="T13">&gt;un punguino en mi ascensor&lt;/</text:span><text:span text:style-name="T4">artista</text:span><text:span text:style-name="T13">&gt;</text:span></text:p>
      <text:p text:style-name="P15">        <text:span text:style-name="T13">&lt;</text:span><text:span text:style-name="T4">pais</text:span><text:span text:style-name="T13">&gt;portugal&lt;/</text:span><text:span text:style-name="T4">pais</text:span><text:span text:style-name="T13">&gt;</text:span></text:p>
      <text:p text:style-name="P15">        <text:span text:style-name="T13">&lt;</text:span><text:span text:style-name="T4">compania</text:span><text:span text:style-name="T13">&gt;pingu-records&lt;/</text:span><text:span text:style-name="T4">compania</text:span><text:span text:style-name="T13">&gt;</text:span></text:p>
      <text:p text:style-name="P15">        <text:span text:style-name="T13">&lt;</text:span><text:span text:style-name="T4">precio</text:span><text:span text:style-name="T13">&gt;14.80&lt;/</text:span><text:span text:style-name="T4">precio</text:span><text:span text:style-name="T13">&gt;</text:span></text:p>
      <text:p text:style-name="P15">        <text:span text:style-name="T13">&lt;</text:span><text:span text:style-name="T4">anio</text:span><text:span text:style-name="T13">&gt;1992&lt;/</text:span><text:span text:style-name="T4">anio</text:span><text:span text:style-name="T13">&gt;</text:span></text:p>
      <text:p text:style-name="P15">    <text:span text:style-name="T13">&lt;/</text:span><text:span text:style-name="T4">disco</text:span><text:span text:style-name="T13">&gt;</text:span></text:p>
      <text:p text:style-name="P15"><text:soft-page-break/>    <text:span text:style-name="T13">&lt;</text:span><text:span text:style-name="T4">disco</text:span><text:span text:style-name="T13">&gt;</text:span></text:p>
      <text:p text:style-name="P15">        <text:span text:style-name="T13">&lt;</text:span><text:span text:style-name="T4">titulo</text:span><text:span text:style-name="T13">&gt;unchain my heart&lt;/</text:span><text:span text:style-name="T4">titulo</text:span><text:span text:style-name="T13">&gt;</text:span></text:p>
      <text:p text:style-name="P15">        <text:span text:style-name="T13">&lt;</text:span><text:span text:style-name="T4">artista</text:span><text:span text:style-name="T13">&gt;joe cocker&lt;/</text:span><text:span text:style-name="T4">artista</text:span><text:span text:style-name="T13">&gt;</text:span></text:p>
      <text:p text:style-name="P15">        <text:span text:style-name="T13">&lt;</text:span><text:span text:style-name="T4">pais</text:span><text:span text:style-name="T13">&gt;usa&lt;/</text:span><text:span text:style-name="T4">pais</text:span><text:span text:style-name="T13">&gt;</text:span></text:p>
      <text:p text:style-name="P15">        <text:span text:style-name="T13">&lt;</text:span><text:span text:style-name="T4">compania</text:span><text:span text:style-name="T13">&gt;emi&lt;/</text:span><text:span text:style-name="T4">compania</text:span><text:span text:style-name="T13">&gt;</text:span></text:p>
      <text:p text:style-name="P15">        <text:span text:style-name="T13">&lt;</text:span><text:span text:style-name="T4">precio</text:span><text:span text:style-name="T13">&gt;9.20&lt;/</text:span><text:span text:style-name="T4">precio</text:span><text:span text:style-name="T13">&gt;</text:span></text:p>
      <text:p text:style-name="P15">        <text:span text:style-name="T13">&lt;</text:span><text:span text:style-name="T4">anio</text:span><text:span text:style-name="T13">&gt;1987&lt;/</text:span><text:span text:style-name="T4">anio</text:span><text:span text:style-name="T13">&gt;</text:span></text:p>
      <text:p text:style-name="P15">    <text:span text:style-name="T13">&lt;/</text:span><text:span text:style-name="T4">disco</text:span><text:span text:style-name="T13">&gt;</text:span></text:p>
      <text:p text:style-name="P15">    <text:span text:style-name="T13">&lt;</text:span><text:span text:style-name="T4">disco</text:span><text:span text:style-name="T13">&gt;</text:span></text:p>
      <text:p text:style-name="P15">        <text:span text:style-name="T13">&lt;</text:span><text:span text:style-name="T4">titulo</text:span><text:span text:style-name="T13">&gt;Paquito el chocolatero&lt;/</text:span><text:span text:style-name="T4">titulo</text:span><text:span text:style-name="T13">&gt;</text:span></text:p>
      <text:p text:style-name="P15">        <text:span text:style-name="T13">&lt;</text:span><text:span text:style-name="T4">artista</text:span><text:span text:style-name="T13">&gt;Paquito&lt;/</text:span><text:span text:style-name="T4">artista</text:span><text:span text:style-name="T13">&gt;</text:span></text:p>
      <text:p text:style-name="P15">        <text:span text:style-name="T13">&lt;</text:span><text:span text:style-name="T4">pais</text:span><text:span text:style-name="T13">&gt;espana&lt;/</text:span><text:span text:style-name="T4">pais</text:span><text:span text:style-name="T13">&gt;</text:span></text:p>
      <text:p text:style-name="P15">        <text:span text:style-name="T13">&lt;</text:span><text:span text:style-name="T4">compania</text:span><text:span text:style-name="T13">&gt;emi&lt;/</text:span><text:span text:style-name="T4">compania</text:span><text:span text:style-name="T13">&gt;</text:span></text:p>
      <text:p text:style-name="P15">        <text:span text:style-name="T13">&lt;</text:span><text:span text:style-name="T4">precio</text:span><text:span text:style-name="T13">&gt;10.00&lt;/</text:span><text:span text:style-name="T4">precio</text:span><text:span text:style-name="T13">&gt;</text:span></text:p>
      <text:p text:style-name="P15">        <text:span text:style-name="T13">&lt;</text:span><text:span text:style-name="T4">anio</text:span><text:span text:style-name="T13">&gt;1991&lt;/</text:span><text:span text:style-name="T4">anio</text:span><text:span text:style-name="T13">&gt;</text:span></text:p>
      <text:p text:style-name="P15">    <text:span text:style-name="T13">&lt;</text:span><text:span text:style-name="T4">disco</text:span><text:span text:style-name="T13">&gt;</text:span></text:p>
      <text:p text:style-name="P13">&lt;/<text:span text:style-name="T1">catalogo</text:span>&gt;</text:p>
      <text:p text:style-name="P26"/>
      <text:p text:style-name="P26">XSL</text:p>
      <text:p text:style-name="P11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13">&lt;<text:span text:style-name="T1">xsl</text:span><text:span text:style-name="T5">:</text:span><text:span text:style-name="T1">stylesheet</text:span> <text:span text:style-name="T5">version</text:span>=<text:span text:style-name="T9">"1.1"</text:span></text:p>
      <text:p text:style-name="P13"><text:span text:style-name="T5">xmlns:xsl</text:span>=<text:span text:style-name="T9">"http://www.w3.org/1999/XSL/Transform"</text:span>&gt;</text:p>
      <text:p text:style-name="P13">&lt;<text:span text:style-name="T1">xsl</text:span><text:span text:style-name="T5">:</text:span><text:span text:style-name="T1">template</text:span> <text:span text:style-name="T5">match</text:span>=<text:span text:style-name="T9">"/"</text:span>&gt;</text:p>
      <text:p text:style-name="P13">&lt;<text:span text:style-name="T1">html</text:span>&gt;</text:p>
      <text:p text:style-name="P13">&lt;<text:span text:style-name="T1">head</text:span>&gt;</text:p>
      <text:p text:style-name="P13">&lt;<text:span text:style-name="T1">title</text:span>&gt;Ejemplo de transformación&lt;/<text:span text:style-name="T1">title</text:span>&gt;</text:p>
      <text:p text:style-name="P13">&lt;/<text:span text:style-name="T1">head</text:span>&gt;</text:p>
      <text:p text:style-name="P13">&lt;<text:span text:style-name="T1">body</text:span>&gt;</text:p>
      <text:p text:style-name="P15">    <text:span text:style-name="T13">&lt;</text:span><text:span text:style-name="T4">xsl</text:span><text:span text:style-name="T8">:</text:span><text:span text:style-name="T4">for-each</text:span><text:span text:style-name="T13"> </text:span><text:span text:style-name="T8">select</text:span><text:span text:style-name="T13">=</text:span><text:span text:style-name="T12">"catalogo/disco"</text:span><text:span text:style-name="T13">&gt;</text:span></text:p>
      <text:p text:style-name="P15">        <text:span text:style-name="T13">&lt;</text:span><text:span text:style-name="T4">xsl</text:span><text:span text:style-name="T8">:</text:span><text:span text:style-name="T4">if</text:span><text:span text:style-name="T13"> </text:span><text:span text:style-name="T8">test</text:span><text:span text:style-name="T13">=</text:span><text:span text:style-name="T12">"anio &amp;gt; 1990"</text:span><text:span text:style-name="T13">/&gt;</text:span></text:p>
      <text:p text:style-name="P15">    <text:span text:style-name="T13">&lt;/</text:span><text:span text:style-name="T4">xsl</text:span><text:span text:style-name="T8">:</text:span><text:span text:style-name="T4">for-each</text:span><text:span text:style-name="T13">&gt;</text:span></text:p>
      <text:p text:style-name="P13">&lt;/<text:span text:style-name="T1">body</text:span>&gt;</text:p>
      <text:p text:style-name="P13">&lt;/<text:span text:style-name="T1">xsl</text:span><text:span text:style-name="T5">:</text:span><text:span text:style-name="T1">template</text:span>&gt;</text:p>
      <text:p text:style-name="P13">&lt;/<text:span text:style-name="T1">xsl</text:span><text:span text:style-name="T5">:</text:span><text:span text:style-name="T1">stylesheet</text:span>&gt;</text:p>
      <text:p text:style-name="P13"/>
      <text:p text:style-name="P14">Ejercicio 6</text:p>
      <text:p text:style-name="P14"/>
      <text:p text:style-name="P14"/>
      <text:p text:style-name="P14"/>
      <text:p text:style-name="P14"/>
      <text:p text:style-name="P14"/>
      <text:p text:style-name="P16"><text:soft-page-break/>XSL</text:p>
      <text:p text:style-name="P16"/>
      <text:p text:style-name="P12">&lt;?<text:span text:style-name="T1">xml</text:span><text:span text:style-name="T5"> version</text:span>=<text:span text:style-name="T9">"1.0"</text:span><text:span text:style-name="T5"> encoding</text:span>=<text:span text:style-name="T9">"UTF-8"</text:span>?&gt;</text:p>
      <text:p text:style-name="P13">&lt;<text:span text:style-name="T1">xsl</text:span><text:span text:style-name="T5">:</text:span><text:span text:style-name="T1">stylesheet</text:span> <text:span text:style-name="T5">version</text:span>=<text:span text:style-name="T9">"1.1"</text:span></text:p>
      <text:p text:style-name="P13"><text:span text:style-name="T5">xmlns:xsl</text:span>=<text:span text:style-name="T9">"http://www.w3.org/1999/XSL/Transform"</text:span>&gt;</text:p>
      <text:p text:style-name="P13">&lt;<text:span text:style-name="T1">xsl</text:span><text:span text:style-name="T5">:</text:span><text:span text:style-name="T1">template</text:span> <text:span text:style-name="T5">match</text:span>=<text:span text:style-name="T9">"/"</text:span>&gt;</text:p>
      <text:p text:style-name="P13">&lt;<text:span text:style-name="T1">html</text:span>&gt;</text:p>
      <text:p text:style-name="P13">&lt;<text:span text:style-name="T1">head</text:span>&gt;</text:p>
      <text:p text:style-name="P13">&lt;<text:span text:style-name="T1">title</text:span>&gt;Ejemplo de transformación&lt;/<text:span text:style-name="T1">title</text:span>&gt;</text:p>
      <text:p text:style-name="P13">&lt;/<text:span text:style-name="T1">head</text:span>&gt;</text:p>
      <text:p text:style-name="P13">&lt;<text:span text:style-name="T1">body</text:span>&gt;</text:p>
      <text:p text:style-name="P15">   <text:span text:style-name="T13">&lt;</text:span><text:span text:style-name="T4">table</text:span><text:span text:style-name="T13"> </text:span><text:span text:style-name="T8">style</text:span><text:span text:style-name="T13"> =</text:span><text:span text:style-name="T12">"border: 1px solid black"</text:span><text:span text:style-name="T13">&gt;</text:span></text:p>
      <text:p text:style-name="P15">    <text:span text:style-name="T13">&lt;</text:span><text:span text:style-name="T4">tr</text:span><text:span text:style-name="T13"> </text:span><text:span text:style-name="T8">style</text:span><text:span text:style-name="T13">=</text:span><text:span text:style-name="T12">"background-color:#CCFFFF"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titulo&lt;/</text:span><text:span text:style-name="T4">th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artista&lt;/</text:span><text:span text:style-name="T4">th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pais&lt;/</text:span><text:span text:style-name="T4">th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compania&lt;/</text:span><text:span text:style-name="T4">th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precio&lt;/</text:span><text:span text:style-name="T4">th</text:span><text:span text:style-name="T13">&gt;</text:span></text:p>
      <text:p text:style-name="P15">        <text:span text:style-name="T13">&lt;</text:span><text:span text:style-name="T4">th</text:span><text:span text:style-name="T13"> </text:span><text:span text:style-name="T8">style</text:span><text:span text:style-name="T13">=</text:span><text:span text:style-name="T12">"text-align: left"</text:span><text:span text:style-name="T13">&gt;anio&lt;/</text:span><text:span text:style-name="T4">th</text:span><text:span text:style-name="T13">&gt;</text:span></text:p>
      <text:p text:style-name="P15">    <text:span text:style-name="T13">&lt;/</text:span><text:span text:style-name="T4">tr</text:span><text:span text:style-name="T13">&gt;</text:span></text:p>
      <text:p text:style-name="P17"/>
      <text:p text:style-name="P15">    <text:span text:style-name="T13">&lt;</text:span><text:span text:style-name="T4">xsl</text:span><text:span text:style-name="T8">:</text:span><text:span text:style-name="T4">for-each</text:span><text:span text:style-name="T13"> </text:span><text:span text:style-name="T8">select</text:span><text:span text:style-name="T13">=</text:span><text:span text:style-name="T12">"catalogo/disco"</text:span><text:span text:style-name="T13">&gt;</text:span></text:p>
      <text:p text:style-name="P15">        <text:span text:style-name="T13">&lt;</text:span><text:span text:style-name="T4">tr</text:span><text:span text:style-name="T13">&gt;</text:span></text:p>
      <text:p text:style-name="P15">            <text:span text:style-name="T13">&lt;</text:span><text:span text:style-name="T4">td</text:span><text:span text:style-name="T13">&gt;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titulo"</text:span><text:span text:style-name="T13">/&gt;&lt;/</text:span><text:span text:style-name="T4">td</text:span><text:span text:style-name="T13">&gt;</text:span></text:p>
      <text:p text:style-name="P15">            <text:span text:style-name="T13">&lt;</text:span><text:span text:style-name="T4">td</text:span><text:span text:style-name="T13">&gt;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artista"</text:span><text:span text:style-name="T13">/&gt;&lt;/</text:span><text:span text:style-name="T4">td</text:span><text:span text:style-name="T13">&gt;</text:span></text:p>
      <text:p text:style-name="P15">            <text:span text:style-name="T13">&lt;</text:span><text:span text:style-name="T4">td</text:span><text:span text:style-name="T13">&gt;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pais"</text:span><text:span text:style-name="T13">/&gt;&lt;/</text:span><text:span text:style-name="T4">td</text:span><text:span text:style-name="T13">&gt;</text:span></text:p>
      <text:p text:style-name="P15">            <text:span text:style-name="T13">&lt;</text:span><text:span text:style-name="T4">td</text:span><text:span text:style-name="T13">&gt;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compania"</text:span><text:span text:style-name="T13">/&gt;&lt;/</text:span><text:span text:style-name="T4">td</text:span><text:span text:style-name="T13">&gt;</text:span></text:p>
      <text:p text:style-name="P15">            <text:span text:style-name="T13">&lt;</text:span><text:span text:style-name="T4">td</text:span><text:span text:style-name="T13">&gt;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anio"</text:span><text:span text:style-name="T13">/&gt;&lt;/</text:span><text:span text:style-name="T4">td</text:span><text:span text:style-name="T13">&gt;</text:span></text:p>
      <text:p text:style-name="P15">        <text:span text:style-name="T13">&lt;/</text:span><text:span text:style-name="T4">tr</text:span><text:span text:style-name="T13">&gt;</text:span></text:p>
      <text:p text:style-name="P15">        <text:span text:style-name="T13">&lt;</text:span><text:span text:style-name="T4">xsl</text:span><text:span text:style-name="T8">:</text:span><text:span text:style-name="T4">choose</text:span><text:span text:style-name="T13">&gt;</text:span></text:p>
      <text:p text:style-name="P15">            <text:span text:style-name="T13">&lt;</text:span><text:span text:style-name="T4">xsl</text:span><text:span text:style-name="T8">:</text:span><text:span text:style-name="T4">when</text:span><text:span text:style-name="T13"> </text:span><text:span text:style-name="T8">test</text:span><text:span text:style-name="T13">=</text:span><text:span text:style-name="T12">'precio&gt;10'</text:span><text:span text:style-name="T13">&gt;</text:span></text:p>
      <text:p text:style-name="P15">                <text:span text:style-name="T13">&lt;</text:span><text:span text:style-name="T4">td</text:span><text:span text:style-name="T13"> </text:span><text:span text:style-name="T8">style</text:span><text:span text:style-name="T13">=</text:span><text:span text:style-name="T12">"background-color:#ffff66"</text:span><text:span text:style-name="T13">&gt;</text:span></text:p>
      <text:p text:style-name="P15">            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precio"</text:span><text:span text:style-name="T13">/&gt;</text:span></text:p>
      <text:p text:style-name="P15">                <text:span text:style-name="T13">&lt;/</text:span><text:span text:style-name="T4">td</text:span><text:span text:style-name="T13">&gt;</text:span></text:p>
      <text:p text:style-name="P15">            <text:span text:style-name="T13">&lt;/</text:span><text:span text:style-name="T4">xsl</text:span><text:span text:style-name="T8">:</text:span><text:span text:style-name="T4">when</text:span><text:span text:style-name="T13">&gt;</text:span></text:p>
      <text:p text:style-name="P15">            <text:span text:style-name="T13">&lt;</text:span><text:span text:style-name="T4">xsl</text:span><text:span text:style-name="T8">:</text:span><text:span text:style-name="T4">otherwise</text:span><text:span text:style-name="T13">&gt;</text:span></text:p>
      <text:p text:style-name="P15">                <text:span text:style-name="T13">&lt;</text:span><text:span text:style-name="T4">td</text:span><text:span text:style-name="T13"> </text:span><text:span text:style-name="T8">style</text:span><text:span text:style-name="T13">=</text:span><text:span text:style-name="T12">"background-color:#9999"</text:span><text:span text:style-name="T13">&gt;</text:span></text:p>
      <text:p text:style-name="P15">                    <text:span text:style-name="T13">&lt;</text:span><text:span text:style-name="T4">xsl</text:span><text:span text:style-name="T8">:</text:span><text:span text:style-name="T4">value-of</text:span><text:span text:style-name="T13"> </text:span><text:span text:style-name="T8">select</text:span><text:span text:style-name="T13">=</text:span><text:span text:style-name="T12">"precio"</text:span><text:span text:style-name="T13">/&gt;</text:span></text:p>
      <text:p text:style-name="P15">                <text:span text:style-name="T13">&lt;/</text:span><text:span text:style-name="T4">td</text:span><text:span text:style-name="T13">&gt;</text:span></text:p>
      <text:p text:style-name="P15">           <text:span text:style-name="T13">&lt;/</text:span><text:span text:style-name="T4">xsl</text:span><text:span text:style-name="T8">:</text:span><text:span text:style-name="T4">otherwise</text:span><text:span text:style-name="T13">&gt; </text:span></text:p>
      <text:p text:style-name="P15">       <text:span text:style-name="T13">&lt;/</text:span><text:span text:style-name="T4">xsl</text:span><text:span text:style-name="T8">:</text:span><text:span text:style-name="T4">choose</text:span><text:span text:style-name="T13">&gt;</text:span></text:p>
      <text:p text:style-name="P15">    <text:span text:style-name="T13">&lt;/</text:span><text:span text:style-name="T4">xsl</text:span><text:span text:style-name="T8">:</text:span><text:span text:style-name="T4">for-each</text:span><text:span text:style-name="T13">&gt;</text:span></text:p>
      <text:p text:style-name="P15"><text:soft-page-break/>    <text:span text:style-name="T13">&lt;/</text:span><text:span text:style-name="T4">table</text:span><text:span text:style-name="T13">&gt;</text:span></text:p>
      <text:p text:style-name="P13">&lt;/<text:span text:style-name="T1">body</text:span>&gt;</text:p>
      <text:p text:style-name="P13">&lt;/<text:span text:style-name="T1">xsl</text:span><text:span text:style-name="T5">:</text:span><text:span text:style-name="T1">template</text:span>&gt;</text:p>
      <text:p text:style-name="P13">&lt;/<text:span text:style-name="T1">xsl</text:span><text:span text:style-name="T5">:</text:span><text:span text:style-name="T1">stylesheet</text:span>&gt;</text:p>
      <text:p text:style-name="P1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9T20:20:12.010000000</meta:creation-date>
    <dc:date>2023-12-10T17:20:42.204000000</dc:date>
    <meta:editing-duration>PT22M56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6" meta:paragraph-count="191" meta:word-count="303" meta:character-count="5064" meta:non-whitespace-character-count="3858"/>
  </office:meta>
</office:document-meta>
</file>